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5" style:family="graphic" style:parent-style-name="standard">
      <style:graphic-properties draw:stroke="none" draw:fill="none" fo:min-height="0.514cm"/>
      <style:paragraph-properties style:writing-mode="lr-tb"/>
    </style:style>
    <style:style style:name="gr6" style:family="graphic" style:parent-style-name="standard">
      <style:graphic-properties draw:stroke="none" draw:fill="none" fo:min-height="1.0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cm" svg:y1="4.9cm" svg:x2="5.5cm" svg:y2="13.5cm">
          <text:p/>
        </draw:line>
        <draw:line draw:style-name="gr1" draw:text-style-name="P1" draw:layer="layout" svg:x1="10cm" svg:y1="5.2cm" svg:x2="9.7cm" svg:y2="13.4cm">
          <text:p/>
        </draw:line>
        <draw:line draw:style-name="gr1" draw:text-style-name="P1" draw:layer="layout" svg:x1="10cm" svg:y1="6.4cm" svg:x2="5.6cm" svg:y2="6.3cm">
          <text:p/>
        </draw:line>
        <draw:line draw:style-name="gr1" draw:text-style-name="P1" draw:layer="layout" svg:x1="9.9cm" svg:y1="7.8cm" svg:x2="5.7cm" svg:y2="7.8cm">
          <text:p/>
        </draw:line>
        <draw:line draw:style-name="gr1" draw:text-style-name="P1" draw:layer="layout" svg:x1="9.9cm" svg:y1="9.4cm" svg:x2="5.7cm" svg:y2="9.4cm">
          <text:p/>
        </draw:line>
        <draw:line draw:style-name="gr1" draw:text-style-name="P1" draw:layer="layout" svg:x1="9.8cm" svg:y1="11.2cm" svg:x2="5.6cm" svg:y2="11.2cm">
          <text:p/>
        </draw:line>
        <draw:line draw:style-name="gr1" draw:text-style-name="P1" draw:layer="layout" svg:x1="9.8cm" svg:y1="13.1cm" svg:x2="5.6cm" svg:y2="13cm">
          <text:p/>
        </draw:line>
        <draw:frame draw:style-name="gr2" draw:text-style-name="P3" draw:layer="layout" svg:width="3.6cm" svg:height="1cm" svg:x="9.8cm" svg:y="11.6cm">
          <draw:text-box>
            <text:p text:style-name="P2"><text:span text:style-name="T1">Rbp0 - 0x0</text:span></text:p>
          </draw:text-box>
        </draw:frame>
        <draw:frame draw:style-name="gr3" draw:text-style-name="P3" draw:layer="layout" svg:width="2.712cm" svg:height="0.763cm" svg:x="10cm" svg:y="5.3cm">
          <draw:text-box>
            <text:p><text:span text:style-name="T1">Rsp0 de28</text:span></text:p>
          </draw:text-box>
        </draw:frame>
        <draw:frame draw:style-name="gr4" draw:text-style-name="P3" draw:layer="layout" svg:width="4.9cm" svg:height="0.9cm" svg:x="10cm" svg:y="8.938cm">
          <draw:text-box>
            <text:p><text:span text:style-name="T1">Rsp1 de2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6" draw:text-style-name="P4" draw:layer="layout" svg:width="3.1cm" svg:height="1.275cm" svg:x="12.7cm" svg:y="9cm">
          <draw:text-box>
            <text:p><text:span text:style-name="T1">Rbp2 de20</text:span></text:p>
          </draw:text-box>
        </draw:frame>
        <draw:frame draw:style-name="gr7" draw:text-style-name="P5" draw:layer="layout" svg:width="11.4cm" svg:height="1.673cm" svg:x="5.5cm" svg:y="2.8cm">
          <draw:text-box>
            <text:p>MEMORY <text:s/>LAYOUT FOR VOID MAIN</text:p>
          </draw:text-box>
        </draw:frame>
        <draw:frame draw:style-name="gr5" draw:text-style-name="P4" draw:layer="layout" svg:width="3.017cm" svg:height="0.764cm" svg:x="12.4cm" svg:y="11.6cm">
          <draw:text-box>
            <text:p><text:span text:style-name="T1">Rbp1 - 0x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5" draw:text-style-name="P4" draw:layer="layout" svg:width="2.712cm" svg:height="0.764cm" svg:x="15.588cm" svg:y="9.036cm">
          <draw:text-box>
            <text:p><text:span text:style-name="T1">Rsp2 de20</text:span></text:p>
          </draw:text-box>
        </draw:frame>
        <draw:frame draw:style-name="gr5" draw:text-style-name="P4" draw:layer="layout" svg:width="2.712cm" svg:height="0.764cm" svg:x="12.788cm" svg:y="5.3cm">
          <draw:text-box>
            <text:p><text:span text:style-name="T1">Rsp3 0x0</text:span></text:p>
          </draw:text-box>
        </draw:frame>
        <draw:frame draw:style-name="gr6" draw:text-style-name="P4" draw:layer="layout" svg:width="2.7cm" svg:height="1.275cm" svg:x="15.6cm" svg:y="11.7cm">
          <draw:text-box>
            <text:p><text:span text:style-name="T1">Rbp3 0x0</text:span></text:p>
          </draw:text-box>
        </draw:frame>
        <draw:frame draw:style-name="gr8" draw:text-style-name="P6" draw:layer="layout" svg:width="2.1cm" svg:height="0.962cm" svg:x="3.6cm" svg:y="5.2cm">
          <draw:text-box>
            <text:p>de28</text:p>
          </draw:text-box>
        </draw:frame>
        <draw:frame draw:style-name="gr8" draw:text-style-name="P6" draw:layer="layout" svg:width="2.1cm" svg:height="0.962cm" svg:x="3.3cm" svg:y="8.7cm">
          <draw:text-box>
            <text:p>de20</text:p>
          </draw:text-box>
        </draw:frame>
        <draw:frame draw:style-name="gr8" draw:text-style-name="P6" draw:layer="layout" svg:width="2.1cm" svg:height="0.962cm" svg:x="3.3cm" svg:y="11.938cm">
          <draw:text-box>
            <text:p><text:s/>0x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47:15.173923385</meta:creation-date>
    <dc:date>2020-10-02T11:25:48.245548401</dc:date>
    <meta:editing-duration>PT19M48S</meta:editing-duration>
    <meta:editing-cycles>3</meta:editing-cycles>
    <meta:generator>LibreOffice/6.4.2.2$Linux_X86_64 LibreOffice_project/40$Build-2</meta:generator>
    <meta:document-statistic meta:object-count="25"/>
  </office:meta>
</office:document-meta>
</file>